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86446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officeooo:paragraph-rsid="001ae4b5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officeooo:paragraph-rsid="0018a24c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officeooo:rsid="00186446" officeooo:paragraph-rsid="00186446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text-properties officeooo:paragraph-rsid="00186446"/>
    </style:style>
    <style:style style:name="P18" style:family="paragraph" style:parent-style-name="Standard">
      <style:text-properties style:font-name="Times New Roman" fo:font-size="12pt" fo:font-style="italic" officeooo:paragraph-rsid="00186446" style:font-name-asian="Calibri1" style:font-size-asian="12pt" style:language-asian="ru" style:country-asian="RU" style:font-style-asian="italic" style:font-name-complex="Times New Roman1" style:font-size-complex="12pt"/>
    </style:style>
    <style:style style:name="P19" style:family="paragraph" style:parent-style-name="Standard">
      <style:text-properties style:font-name="Times New Roman" fo:font-size="12pt" fo:font-style="italic" officeooo:paragraph-rsid="001a454b" style:font-size-asian="12pt" style:font-style-asian="italic" style:font-name-complex="Times New Roman1" style:font-size-complex="12pt"/>
    </style:style>
    <style:style style:name="P20" style:family="paragraph" style:parent-style-name="Standard">
      <style:text-properties style:font-name="Times New Roman" fo:font-size="12pt" officeooo:paragraph-rsid="00186446" style:font-name-asian="Calibri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fo:font-weight="normal" officeooo:paragraph-rsid="001ae4b5" style:font-weight-asian="normal" style:font-size-complex="14pt" style:font-weight-complex="normal"/>
    </style:style>
    <style:style style:name="P22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style:font-name="Times New Roman" fo:font-size="12pt" fo:font-weight="bold" officeooo:rsid="001ae4b5" officeooo:paragraph-rsid="001ae4b5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left="0.25in" fo:margin-right="0in" fo:margin-top="0in" fo:margin-bottom="0in" loext:contextual-spacing="true" fo:line-height="130%" fo:text-align="justify" style:justify-single-word="false" fo:text-indent="0in" style:auto-text-indent="false">
        <style:tab-stops>
          <style:tab-stop style:position="0.5909in"/>
        </style:tab-stops>
      </style:paragraph-properties>
      <style:text-properties style:font-name="Times New Roman" fo:font-size="12pt" officeooo:paragraph-rsid="0018a24c" style:font-name-asian="Calibri1" style:font-size-asian="12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fo:font-weight="normal" officeooo:paragraph-rsid="001a454b" style:font-weight-asian="normal" style:font-size-complex="12pt"/>
    </style:style>
    <style:style style:name="P2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fo:font-size="12pt" fo:font-weight="normal" officeooo:paragraph-rsid="0018a24c" style:font-size-asian="12pt" style:font-weight-asian="normal" style:font-size-complex="12pt"/>
    </style:style>
    <style:style style:name="P2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Times New Roman" fo:font-size="16pt" fo:font-weight="bold" officeooo:rsid="001a454b" officeooo:paragraph-rsid="001a454b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1ae4b5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1a454b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1ae4b5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232d4c6" style:font-size-asian="12pt" style:font-name-complex="Times New Roman1" style:font-size-complex="12pt"/>
    </style:style>
    <style:style style:name="P31" style:family="paragraph" style:parent-style-name="Standard">
      <style:paragraph-properties fo:margin-top="0in" fo:margin-bottom="0in" loext:contextual-spacing="false"/>
      <style:text-properties style:font-name="Times New Roman" fo:font-size="12pt" fo:font-style="italic" officeooo:paragraph-rsid="001ae4b5" style:font-size-asian="12pt" style:font-style-asian="italic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true" fo:line-height="120%" fo:text-align="justify" style:justify-single-word="false">
        <style:tab-stops>
          <style:tab-stop style:position="0.5909in"/>
        </style:tab-stops>
      </style:paragraph-properties>
      <style:text-properties officeooo:paragraph-rsid="00186446"/>
    </style:style>
    <style:style style:name="P33" style:family="paragraph" style:parent-style-name="Standard">
      <style:paragraph-properties fo:margin-top="0.1665in" fo:margin-bottom="0.1665in" loext:contextual-spacing="false" fo:line-height="120%" fo:text-align="center" style:justify-single-word="false" fo:break-before="page"/>
      <style:text-properties style:font-name="Times New Roman" fo:font-size="12pt" fo:font-weight="bold" officeooo:paragraph-rsid="00186446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4" style:family="paragraph" style:parent-style-name="Standard">
      <style:paragraph-properties fo:margin-top="0.1665in" fo:margin-bottom="0.1665in" loext:contextual-spacing="false" fo:line-height="120%" fo:text-align="center" style:justify-single-word="false"/>
      <style:text-properties style:font-name="Times New Roman" fo:font-size="12pt" fo:font-weight="bold" officeooo:paragraph-rsid="0018a24c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5" style:family="paragraph" style:parent-style-name="Standard">
      <style:paragraph-properties fo:margin-top="0.1665in" fo:margin-bottom="0.1665in" loext:contextual-spacing="false" fo:line-height="120%" fo:text-align="center" style:justify-single-word="false"/>
      <style:text-properties style:font-name="Times New Roman" fo:font-size="12pt" fo:font-weight="bold" officeooo:paragraph-rsid="001a454b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6" style:family="paragraph" style:parent-style-name="Standard">
      <style:paragraph-properties fo:margin-top="0.1665in" fo:margin-bottom="0.1665in" loext:contextual-spacing="false" fo:line-height="120%" fo:text-align="center" style:justify-single-word="false"/>
      <style:text-properties style:font-name="Times New Roman" fo:font-size="12pt" fo:font-weight="bold" officeooo:paragraph-rsid="001ae4b5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7" style:family="paragraph" style:parent-style-name="Standard">
      <style:paragraph-properties fo:margin-left="0in" fo:margin-right="0in" fo:margin-top="0in" fo:margin-bottom="0in" loext:contextual-spacing="true" fo:line-height="130%" fo:text-align="justify" style:justify-single-word="false" fo:text-indent="0.4173in" style:auto-text-indent="false">
        <style:tab-stops>
          <style:tab-stop style:position="0.5909in"/>
        </style:tab-stops>
      </style:paragraph-properties>
      <style:text-properties style:font-name="Times New Roman" fo:font-size="12pt" officeooo:paragraph-rsid="0018a24c" style:font-name-asian="Calibri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left="0.5827in" fo:margin-right="0in" fo:margin-top="0in" fo:margin-bottom="0in" loext:contextual-spacing="true" fo:line-height="130%" fo:text-align="justify" style:justify-single-word="false" fo:text-indent="0in" style:auto-text-indent="false">
        <style:tab-stops>
          <style:tab-stop style:position="0.5835in"/>
          <style:tab-stop style:position="0.6665in"/>
        </style:tab-stops>
      </style:paragraph-properties>
      <style:text-properties style:font-name="Times New Roman" fo:font-size="12pt" officeooo:paragraph-rsid="0018a24c" style:font-name-asian="Calibri1" style:font-size-asian="12pt" style:language-asian="ru" style:country-asian="RU" style:font-name-complex="Times New Roman1" style:font-size-complex="12pt"/>
    </style:style>
    <style:style style:name="P39" style:family="paragraph" style:parent-style-name="List_20_Paragraph" style:list-style-name="WWNum7">
      <style:text-properties officeooo:paragraph-rsid="001ae4b5"/>
    </style:style>
    <style:style style:name="P40" style:family="paragraph" style:parent-style-name="List_20_Paragraph" style:list-style-name="WWNum7">
      <style:paragraph-properties fo:margin-top="0in" fo:margin-bottom="0in" loext:contextual-spacing="true"/>
      <style:text-properties style:font-name="Times New Roman" fo:font-size="12pt" officeooo:paragraph-rsid="001a454b" style:font-size-asian="12pt" style:font-name-complex="Times New Roman1" style:font-size-complex="12pt"/>
    </style:style>
    <style:style style:name="P41" style:family="paragraph" style:parent-style-name="Standard" style:master-page-name="First_20_Page">
      <style:paragraph-properties fo:margin-left="0.4925in" fo:margin-right="0in" fo:line-height="150%" fo:text-align="center" style:justify-single-word="false" fo:text-indent="0.4925in" style:auto-text-indent="false" style:page-number="auto"/>
    </style:style>
    <style:style style:name="T1" style:family="text">
      <style:text-properties fo:text-transform="uppercase" style:text-position="-3% 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3" style:family="text">
      <style:text-properties fo:text-transform="uppercase" fo:color="#000000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186446" style:font-size-asian="14pt" style:font-weight-asian="bold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86446" style:font-size-asian="14pt" style:font-size-complex="14pt" style:font-weight-complex="bold"/>
    </style:style>
    <style:style style:name="T8" style:family="text">
      <style:text-properties fo:font-variant="normal" fo:text-transform="none" fo:color="#000000" style:font-size-complex="14pt"/>
    </style:style>
    <style:style style:name="T9" style:family="text">
      <style:text-properties fo:font-variant="normal" fo:text-transform="none" fo:color="#000000" fo:font-weight="bold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8a24c" style:font-size-asian="14pt" style:font-size-complex="14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ae4b5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48ceef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99fbc" style:font-size-asian="12pt" style:font-name-complex="Times New Roman1" style:font-weight-complex="bold"/>
    </style:style>
    <style:style style:name="T16" style:family="text">
      <style:text-properties style:font-name="Times New Roman" fo:font-size="12pt" officeooo:rsid="001a454b" style:font-size-asian="12pt" style:font-name-complex="Times New Roman1" style:font-weight-complex="bold"/>
    </style:style>
    <style:style style:name="T17" style:family="text">
      <style:text-properties style:font-name="Times New Roman" fo:font-size="12pt" style:font-name-asian="Calibri1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fo:language="en" fo:country="US" style:font-name-asian="Calibri1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0" style:family="text">
      <style:text-properties style:font-name="Times New Roman" style:font-name-complex="Times New Roman1" style:font-weight-complex="bold"/>
    </style:style>
    <style:style style:name="T21" style:family="text">
      <style:text-properties style:font-name="Times New Roman" officeooo:rsid="0018a24c" style:font-name-complex="Times New Roman1" style:font-weight-complex="bold"/>
    </style:style>
    <style:style style:name="T22" style:family="text">
      <style:text-properties style:font-name="Times New Roman" officeooo:rsid="00199fbc" style:font-name-complex="Times New Roman1" style:font-weight-complex="bold"/>
    </style:style>
    <style:style style:name="T23" style:family="text">
      <style:text-properties officeooo:rsid="00186446"/>
    </style:style>
    <style:style style:name="T24" style:family="text">
      <style:text-properties officeooo:rsid="0232d4c6"/>
    </style:style>
    <style:style style:name="T25" style:family="text">
      <style:text-properties style:use-window-font-color="true" fo:font-weight="normal" officeooo:rsid="0232d4c6" style:font-weight-asian="normal" style:font-weight-complex="normal"/>
    </style:style>
    <style:style style:name="T26" style:family="text">
      <style:text-properties style:use-window-font-color="true" style:font-name="Times New Roman" fo:font-size="12pt" fo:font-weight="normal" officeooo:rsid="001ae4b5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use-window-font-color="true" style:font-name="Times New Roman" fo:font-size="12pt" fo:font-weight="normal" officeooo:rsid="0048ceef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use-window-font-color="true" style:font-name="Times New Roman" fo:font-size="12pt" fo:font-weight="normal" officeooo:rsid="0232d4c6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use-window-font-color="true" style:font-name="Times New Roman" fo:font-size="12pt" fo:language="en" fo:country="US" fo:font-weight="normal" officeooo:rsid="001ae4b5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М</text:span><text:span text:style-name="T2">ИНОБРНАУКИ РОССИИ<text:tab/><text:tab/></text:span>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5">Кафедра математического обеспечения и применения ЭВМ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Book_20_Title"><text:span text:style-name="T3">отчет</text:span></text:span></text:p>
      <text:p text:style-name="P7"><text:span text:style-name="T4">по практической работе</text:span></text:p>
      <text:p text:style-name="P7"><text:span text:style-name="T4">по дисциплине «</text:span><text:span text:style-name="T5">Экономика организации</text:span><text:span text:style-name="T4">»</text:span></text:p>
      <text:p text:style-name="P4"><text:span text:style-name="Book_20_Title"><text:span text:style-name="T8">Тема: </text:span></text:span><text:span text:style-name="Book_20_Title"><text:span text:style-name="T9">Персонал организации. Производительность труда</text:span></text:span></text:p>
      <text:p text:style-name="P12"/>
      <text:p text:style-name="P12"/>
      <text:p text:style-name="P12"/>
      <text:p text:style-name="P12"/>
      <text:p text:style-name="P12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8383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4">Ларин 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6">Житенева М.И.</text:p>
          </table:table-cell>
        </table:table-row>
      </table:table>
      <text:p text:style-name="P13"/>
      <text:p text:style-name="P13"/>
      <text:p text:style-name="P13"><text:bookmark text:name="_GoBack"/></text:p>
      <text:p text:style-name="P13">Санкт-Петербург</text:p>
      <text:p text:style-name="P7"><text:span text:style-name="T6">20</text:span><text:span text:style-name="T7">20</text:span></text:p>
      <text:p text:style-name="P33">Задача №1 стр. 14 (МУ к практическим занятиям)</text:p>
      <text:p text:style-name="P32"><text:span text:style-name="T17">Определить среднесписочную численность работников за </text:span><text:span text:style-name="T18">I</text:span><text:span text:style-name="T17"> квартал и год, если организация имела среднесписочную численность в январе – 620, в феврале – 640, в марте – 690 чел. Далее предприятие расформировали.</text:span></text:p>
      <text:p text:style-name="P18">Решение</text:p>
      <text:p text:style-name="P20">Среднесписочная численность:</text:p>
      <text:p text:style-name="P17">Чср (1-ый кв.) = (Чср (янв) <text:s/>+ <text:s text:c="2"/>Чср (февр.)+ <text:s/>Чср (март)) / 3 <text:span text:style-name="T23">= 1950 / 3 = 650</text:span></text:p>
      <text:p text:style-name="P5"><text:span text:style-name="T10">Чср (год) = (Чср (1-ый кв.) / 4 </text:span><text:span text:style-name="T11">= 650 / 4 = 162.5</text:span></text:p>
      <text:p text:style-name="P34"/>
      <text:p text:style-name="P34">Задача №3 стр. 14 (МУ к практическим занятиям)</text:p>
      <text:p text:style-name="P23">Среднесписочная численность работников предприятия за год составила 600 чел. В течение года уволились по собственному желанию 37 чел., уволено за нарушение трудовой дисциплины 5 чел., ушли на пенсию 11 чел., поступили в учебные заведения и были призваны в армию 13 чел., переведены на другие должности в другие подразделения предприятия 30 чел.</text:p>
      <text:p text:style-name="P37">Определить:</text:p>
      <text:p text:style-name="P38">а) коэффициент выбытия кадров;</text:p>
      <text:p text:style-name="P38">б) коэффициент текучести кадров.</text:p>
      <text:p text:style-name="P8">Чср = 600 чел.; Чвыб = 37; 5; 11; 13 чел.; Чперев. = 30 чел. Ч н.пр. = 37; 5 чел. <text:s/></text:p>
      <text:p text:style-name="P25"><text:span text:style-name="T20">Квыб = Чвыб / Чср </text:span><text:span text:style-name="T21">= </text:span><text:span text:style-name="T22">66 / 600 = 0.11</text:span></text:p>
      <text:p text:style-name="P24"><text:span text:style-name="T15">Ктк = Чн.пр / Чср = </text:span><text:span text:style-name="T16">42 / <text:s/>600 = 0.07</text:span></text:p>
      <text:p text:style-name="P26"/>
      <text:p text:style-name="P35">Задача №4 стр. 14 (МУ к практическим занятиям)</text:p>
      <text:p text:style-name="P28">В отчетном году объем товарной продукции составил 700 тыс. р., среднесписочная численность персонала 25 чел.</text:p>
      <text:p text:style-name="P28">В планируемом году выпуск продукции составит 780 тыс. р., производительность труда на одного работника должна увеличиться на 5 %. </text:p>
      <text:p text:style-name="P28">Определить производительность труда одного работника в отчетном и планируемом году и среднесписочную численность работников в планируемом году.</text:p>
      <text:p text:style-name="P19">Решение</text:p>
      <text:list xml:id="list47787271" text:style-name="WWNum7">
        <text:list-item>
          <text:p text:style-name="P39"><text:span text:style-name="T12">Норма выработки в отчётном году <text:s text:c="3"/>Нвыр. отч = Тп отч / Чср.отч </text:span><text:span text:style-name="T13">= <text:s/>700 / <text:s/>25 = 28</text:span></text:p>
        </text:list-item>
        <text:list-item>
          <text:p text:style-name="P39"><text:span text:style-name="T12">Норма выработки в планируемом году <text:s/>Нвыр.пл. = Нвыр.отч * (1+5%/100%) </text:span><text:span text:style-name="T13">= 28 * 1.05 = <text:s/>29.4</text:span></text:p>
        </text:list-item>
        <text:list-item>
          <text:p text:style-name="P40">Среднесписочную численность работников в планируемом году</text:p>
        </text:list-item>
      </text:list>
      <text:p text:style-name="P21"><text:span text:style-name="T12"><text:s text:c="6"/>Чср.пл. = Тп пл. / Нвыр.пл. <text:s/></text:span><text:span text:style-name="T13">= <text:s/>780 / 29.4 = 26.530612245</text:span></text:p>
      <text:p text:style-name="P22"/>
      <text:p text:style-name="P36">Задача №5 стр. 15 (МУ к практическим занятиям)</text:p>
      <text:p text:style-name="P29"><text:soft-page-break/>Предприятие планирует выпустить изделий А 30 тыс. шт. в год при норме времени на изготовление одного изделия (Нвр(А) - 4 ч и изделия Б – 50 тыс. шт. при норме времени (Нвр(Б) - 2 ч.</text:p>
      <text:p text:style-name="P27"><text:span text:style-name="T12">Потери времени по уважительной причине (</text:span><text:span text:style-name="T19">t</text:span><text:span text:style-name="T12">пот.) <text:s/>– 10 % от номинального фонда времени, коэффициент выполнения норм выработки (Квн) – 1,2. Количество рабочих дней в году (Др.д.) – 300, продолжительность смены (</text:span><text:span text:style-name="T19">t</text:span><text:span text:style-name="T12">см) <text:s/>– <text:s/>8 ч. Количество смен (Ксм) -1. </text:span></text:p>
      <text:p text:style-name="P29">Определить потребность предприятия в производственных рабочих на планируемый год.</text:p>
      <text:p text:style-name="P31">Решение</text:p>
      <text:p text:style-name="P30">1.Потребность в основных производственных рабочих <text:s text:c="4"/>Чо.р. = Тпп / Фэф * Квн <text:span text:style-name="T24">= 220 / </text:span><text:span text:style-name="T25">2400 * 1.2 = 0.11</text:span></text:p>
      <text:p text:style-name="P27"><text:span text:style-name="T12">2. Трудоёмкость производственной программы Тпп = </text:span><text:span text:style-name="T19">Q</text:span><text:span text:style-name="T12">(А) * Нвр(А) + </text:span><text:span text:style-name="T19">Q</text:span><text:span text:style-name="T12">(Б) * Нвр(Б) </text:span><text:span text:style-name="T14">= 4 * 30 + 2 * 50 = 220</text:span></text:p>
      <text:p text:style-name="P6"><text:span text:style-name="T26">3. Эффективный фонд времени <text:s text:c="2"/>Фэф = Др.д. * </text:span><text:span text:style-name="T29">t</text:span><text:span text:style-name="T26">см * Ксм (1 - <text:s/></text:span><text:span text:style-name="T29">t</text:span><text:span text:style-name="T26">пот.) </text:span><text:span text:style-name="T27">= 300 * </text:span><text:span text:style-name="T28">8 * 1 = 24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mjx-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3839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035in" fo:margin-left="0in" fo:margin-right="0in" fo:margin-top="0.363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3</meta:editing-cycles>
    <meta:print-date>2019-10-17T23:21:00</meta:print-date>
    <meta:creation-date>2019-10-03T12:55:00</meta:creation-date>
    <dc:date>2020-03-24T20:52:36.823998778</dc:date>
    <meta:editing-duration>PT9H50M55S</meta:editing-duration>
    <meta:generator>LibreOffice/6.0.7.3$Linux_X86_64 LibreOffice_project/00m0$Build-3</meta:generator>
    <meta:document-statistic meta:table-count="1" meta:image-count="0" meta:object-count="0" meta:page-count="3" meta:paragraph-count="48" meta:word-count="489" meta:character-count="2975" meta:non-whitespace-character-count="2487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